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cm" draw:marker-end-width="0cm" draw:fill="solid" draw:fill-color="#cccccc" draw:textarea-horizontal-align="justify" draw:textarea-vertical-align="middle" draw:auto-grow-height="false" fo:min-height="11.022cm" fo:min-width="28.78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502cm" fo:min-width="0.69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33333" draw:marker-start-width="0.35cm" draw:marker-end-width="0.35cm" draw:fill="solid" draw:fill-color="#cccccc" draw:textarea-horizontal-align="justify" draw:textarea-vertical-align="middle" draw:auto-grow-height="false" fo:min-height="2.922cm" fo:min-width="6.901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1.597cm"/>
    </style:style>
    <style:style style:name="gr5" style:family="graphic" style:parent-style-name="standard">
      <style:graphic-properties svg:stroke-width="0.1cm" svg:stroke-color="#333333" draw:marker-start-width="0cm" draw:marker-end-width="0cm" draw:fill="solid" draw:fill-color="#cccccc" draw:textarea-horizontal-align="justify" draw:textarea-vertical-align="middle" draw:auto-grow-height="false" fo:min-height="4.944cm" fo:min-width="10.036cm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1.412cm"/>
    </style:style>
    <style:style style:name="gr7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1.843cm" fo:min-width="0.5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1.7cm" fo:min-width="0.462cm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2.95cm"/>
    </style:style>
    <style:style style:name="gr10" style:family="graphic" style:parent-style-name="standard">
      <style:graphic-properties svg:stroke-width="0.1cm" svg:stroke-color="#990000" draw:marker-start-width="0cm" draw:marker-end-width="0cm" draw:fill="solid" draw:fill-color="#ff6666" draw:textarea-horizontal-align="justify" draw:textarea-vertical-align="middle" draw:auto-grow-height="false" fo:min-height="4.944cm" fo:min-width="10.036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1.697cm"/>
    </style:style>
    <style:style style:name="P1" style:family="paragraph">
      <style:paragraph-properties fo:text-align="center"/>
      <style:text-properties style:font-name="Calibri1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style:font-name="Courier"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libri1" fo:font-size="40pt" style:font-size-asian="40pt" style:font-size-complex="40pt"/>
    </style:style>
    <style:style style:name="T4" style:family="text">
      <style:text-properties style:font-name="Courier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9.613cm" svg:height="11.6cm" svg:x="5.287cm" svg:y="0.6cm">
          <text:p text:style-name="P1"><text:span text:style-name="T1">Data Collecto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cm" svg:height="3.893cm" draw:transform="rotate (1.57725404502728) translate (0.794cm 6.425cm)">
          <text:p/>
          <draw:enhanced-geometry svg:viewBox="0 0 21600 21600" draw:text-areas="?f0 0 ?f2 ?f5" draw:type="down-arrow" draw:modifiers="14200.3081664099 5896.19377162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7.5cm" svg:height="6.2cm" svg:x="14.4cm" svg:y="15.3cm">
          <text:p text:style-name="P3"><text:span text:style-name="T3">Disk</text:span></text:p>
          <text:p text:style-name="P3"><text:span text:style-name="T3">(LCIO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5.446cm" svg:height="1.847cm" svg:x="29.454cm" svg:y="0.7cm">
          <draw:text-box>
            <text:p text:style-name="P4"><text:span text:style-name="T4">EUDAQ</text:span></text:p>
          </draw:text-box>
        </draw:frame>
        <draw:custom-shape draw:style-name="gr5" draw:text-style-name="P1" draw:layer="layout" svg:width="10.742cm" svg:height="5.4cm" svg:x="13.425cm" svg:y="6.8cm">
          <text:p text:style-name="P1"><text:span text:style-name="T2">Data Converter</text:span></text:p>
          <text:p text:style-name="P1"><text:span text:style-name="T2">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4.8cm" svg:height="3.071cm" svg:x="0.2cm" svg:y="6.6cm">
          <draw:text-box>
            <text:p text:style-name="P1"><text:span text:style-name="T2">From</text:span></text:p>
            <text:p text:style-name="P1"><text:span text:style-name="T2">DAQ</text:span></text:p>
          </draw:text-box>
        </draw:frame>
        <draw:custom-shape draw:style-name="gr7" draw:text-style-name="P2" draw:layer="layout" svg:width="2.6cm" svg:height="2.596cm" draw:transform="rotate (0.00314159265358987) translate (16.992cm 12.404cm)">
          <text:p/>
          <draw:enhanced-geometry svg:viewBox="0 0 21600 21600" draw:text-areas="?f0 0 ?f2 ?f5" draw:type="down-arrow" draw:modifiers="10463.1497882172 6394.46366782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7.5cm" svg:height="6.2cm" svg:x="5.6cm" svg:y="15.4cm">
          <text:p text:style-name="P3"><text:span text:style-name="T3">Disk</text:span></text:p>
          <text:p text:style-name="P3"><text:span text:style-name="T3">(RAW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draw:layer="layout" svg:width="2.6cm" svg:height="2.596cm" draw:transform="rotate (0.00314159265358987) translate (8cm 12.408cm)">
          <text:p/>
          <draw:enhanced-geometry svg:viewBox="0 0 21600 21600" draw:text-areas="?f0 0 ?f2 ?f5" draw:type="down-arrow" draw:modifiers="10463.1497882172 6394.46366782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" draw:layer="layout" svg:width="10.5cm" svg:height="3.2cm" svg:x="24.4cm" svg:y="15.4cm">
          <draw:text-box>
            <text:p text:style-name="P1"><text:span text:style-name="T2">To DQM4HEP</text:span></text:p>
            <text:p text:style-name="P1"><text:span text:style-name="T2">event collector</text:span></text:p>
          </draw:text-box>
        </draw:frame>
        <draw:custom-shape draw:style-name="gr10" draw:text-style-name="P1" draw:layer="layout" svg:width="10.742cm" svg:height="5.4cm" svg:x="24.2cm" svg:y="6.8cm">
          <text:p text:style-name="P1"><text:span text:style-name="T2">Event sen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6.7cm" svg:height="1.947cm" svg:x="28.5cm" svg:y="6.6cm">
          <draw:text-box>
            <text:p text:style-name="P4"><text:span text:style-name="T4">DQM4HEP</text:span></text:p>
          </draw:text-box>
        </draw:frame>
        <draw:custom-shape draw:style-name="gr8" draw:text-style-name="P2" draw:layer="layout" svg:width="2.6cm" svg:height="2.596cm" draw:transform="rotate (0.00314159265358987) translate (28.292cm 12.508cm)">
          <text:p/>
          <draw:enhanced-geometry svg:viewBox="0 0 21600 21600" draw:text-areas="?f0 0 ?f2 ?f5" draw:type="down-arrow" draw:modifiers="10463.1497882172 6394.46366782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7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7-10-03T10:36:11.883402999</dc:date>
    <meta:editing-duration>PT1H57M33S</meta:editing-duration>
    <meta:editing-cycles>21</meta:editing-cycles>
    <meta:generator>LibreOffice/4.3.3.2$Linux_x86 LibreOffice_project/430m0$Build-2</meta:generator>
    <dc:creator>rete </dc:creator>
    <meta:document-statistic meta:object-count="13"/>
  </office:meta>
</office:document-meta>
</file>